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4.249cm" style:rel-column-width="16383*"/>
    </style:style>
    <style:style style:name="Tabla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a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a1.D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a1.D2" style:family="table-cell" style:data-style-name="N2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1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la1.D3" style:family="table-cell" style:data-style-name="N2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1.A8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8" style:family="table-cell" style:data-style-name="N2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a1.D8" style:family="table-cell" style:data-style-name="N20000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text-blinking="false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64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64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font-weight="normal"/>
    </style:style>
    <style:style style:name="T6" style:family="text">
      <style:text-properties officeooo:rsid="0019e0b5"/>
    </style:style>
    <number:number-style style:name="N20000" number:language="es" number:country="ES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">Tipus de Llicències de Software</text:p>
          </table:table-cell>
          <table:table-cell table:style-name="Tabla1.B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D1" office:value-type="string">
            <text:p text:style-name="P1"/>
          </table:table-cell>
        </table:table-row>
        <table:table-row>
          <table:table-cell table:style-name="Tabla1.A2" office:value-type="string">
            <text:p text:style-name="P3"><text:span text:style-name="T1">CopyRight</text:span></text:p>
          </table:table-cell>
          <table:table-cell table:style-name="Tabla1.B2" office:value-type="float" office:value="0">
            <text:p text:style-name="P3"><text:span text:style-name="T1">Copyleft</text:span></text:p>
          </table:table-cell>
          <table:table-cell table:style-name="Tabla1.B2" office:value-type="float" office:value="0">
            <text:p text:style-name="P3"><text:span text:style-name="T1">Open Source</text:span></text:p>
          </table:table-cell>
          <table:table-cell table:style-name="Tabla1.D2" office:value-type="float" office:value="0">
            <text:p text:style-name="P3"><text:span text:style-name="T1">Creative Common</text:span></text:p>
          </table:table-cell>
        </table:table-row>
        <table:table-row>
          <table:table-cell table:style-name="Tabla1.A3" office:value-type="string">
            <text:p text:style-name="P3"><text:span text:style-name="T1">Propietari</text:span></text:p>
          </table:table-cell>
          <table:table-cell table:style-name="Tabla1.B3" office:value-type="float" office:value="0">
            <text:p text:style-name="P3"><text:span text:style-name="T1">FreeSoftware</text:span></text:p>
          </table:table-cell>
          <table:table-cell table:style-name="Tabla1.B3" office:value-type="float" office:value="0">
            <text:p text:style-name="P3"><text:span text:style-name="T1">Apache</text:span></text:p>
          </table:table-cell>
          <table:table-cell table:style-name="Tabla1.D3" office:value-type="float" office:value="0">
            <text:p text:style-name="P3"><text:span text:style-name="T1">CC BY</text:span></text:p>
          </table:table-cell>
        </table:table-row>
        <table:table-row>
          <table:table-cell table:style-name="Tabla1.A2" office:value-type="string">
            <text:p text:style-name="P3"><text:span text:style-name="T1">Freeware</text:span></text:p>
          </table:table-cell>
          <table:table-cell table:style-name="Tabla1.B2" office:value-type="float" office:value="0">
            <text:p text:style-name="P3"><text:span text:style-name="T3">…</text:span></text:p>
          </table:table-cell>
          <table:table-cell table:style-name="Tabla1.B2" office:value-type="float" office:value="0">
            <text:p text:style-name="P3"><text:span text:style-name="T1">MIT</text:span></text:p>
          </table:table-cell>
          <table:table-cell table:style-name="Tabla1.D2" office:value-type="float" office:value="0">
            <text:p text:style-name="P3"><text:span text:style-name="T1">CCBY-SA</text:span></text:p>
          </table:table-cell>
        </table:table-row>
        <table:table-row>
          <table:table-cell table:style-name="Tabla1.A3" office:value-type="string">
            <text:p text:style-name="P3"><text:span text:style-name="T1">Shareware</text:span></text:p>
          </table:table-cell>
          <table:table-cell table:style-name="Tabla1.B3" office:value-type="float" office:value="0">
            <text:p text:style-name="P3"><text:span text:style-name="T3">…</text:span></text:p>
          </table:table-cell>
          <table:table-cell table:style-name="Tabla1.B3" office:value-type="float" office:value="0">
            <text:p text:style-name="P3"><text:span text:style-name="T1">BSD</text:span></text:p>
          </table:table-cell>
          <table:table-cell table:style-name="Tabla1.D3" office:value-type="float" office:value="0">
            <text:p text:style-name="P3"><text:span text:style-name="T1">CC BY-NC</text:span></text:p>
          </table:table-cell>
        </table:table-row>
        <table:table-row>
          <table:table-cell table:style-name="Tabla1.A2" office:value-type="string">
            <text:p text:style-name="P3"><text:span text:style-name="T1">Freemium</text:span></text:p>
          </table:table-cell>
          <table:table-cell table:style-name="Tabla1.B2" office:value-type="float" office:value="0">
            <text:p text:style-name="P3"><text:span text:style-name="T3">…</text:span></text:p>
          </table:table-cell>
          <table:table-cell table:style-name="Tabla1.B2" office:value-type="float" office:value="0">
            <text:p text:style-name="P3"><text:span text:style-name="T1">GNU</text:span></text:p>
          </table:table-cell>
          <table:table-cell table:style-name="Tabla1.D2" office:value-type="float" office:value="0">
            <text:p text:style-name="P3"><text:span text:style-name="T1">CC BY-NC-SA</text:span></text:p>
          </table:table-cell>
        </table:table-row>
        <table:table-row>
          <table:table-cell table:style-name="Tabla1.A3" office:value-type="string">
            <text:p text:style-name="P4"><text:span text:style-name="T1">Trade secret</text:span></text:p>
          </table:table-cell>
          <table:table-cell table:style-name="Tabla1.B3" office:value-type="float" office:value="0">
            <text:p text:style-name="P4"><text:span text:style-name="T3">…</text:span></text:p>
          </table:table-cell>
          <table:table-cell table:style-name="Tabla1.B3" office:value-type="float" office:value="0">
            <text:p text:style-name="P4"><text:span text:style-name="T1">Mozilla</text:span></text:p>
          </table:table-cell>
          <table:table-cell table:style-name="Tabla1.D3" office:value-type="float" office:value="0">
            <text:p text:style-name="P4"><text:span text:style-name="T1">CC BY-ND</text:span></text:p>
          </table:table-cell>
        </table:table-row>
        <table:table-row>
          <table:table-cell table:style-name="Tabla1.A8" office:value-type="string">
            <text:p text:style-name="P5"><text:span text:style-name="T3">…</text:span></text:p>
          </table:table-cell>
          <table:table-cell table:style-name="Tabla1.B8" office:value-type="float" office:value="0">
            <text:p text:style-name="P5"><text:span text:style-name="T3">…</text:span></text:p>
          </table:table-cell>
          <table:table-cell table:style-name="Tabla1.B8" office:value-type="float" office:value="0">
            <text:p text:style-name="P5"><text:span text:style-name="T2">Academic</text:span></text:p>
          </table:table-cell>
          <table:table-cell table:style-name="Tabla1.D8" office:value-type="float" office:value="0">
            <text:p text:style-name="P5"><text:span text:style-name="T2">CC BY-NC-ND</text:span></text:p>
          </table:table-cell>
        </table:table-row>
      </table:table>
      <text:p text:style-name="Text_20_body"><text:span text:style-name="T5"><text:line-break/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0:05:07.077017634</meta:creation-date>
    <dc:date>2022-12-01T10:21:40.760152421</dc:date>
    <meta:editing-duration>PT6M23S</meta:editing-duration>
    <meta:editing-cycles>1</meta:editing-cycles>
    <meta:document-statistic meta:table-count="1" meta:image-count="0" meta:object-count="0" meta:page-count="1" meta:paragraph-count="30" meta:word-count="41" meta:character-count="223" meta:non-whitespace-character-count="207"/>
    <meta:generator>LibreOffice/7.3.7.2$Linux_X86_64 LibreOffice_project/30$Build-2</meta:generator>
  </office:meta>
</office:document-meta>
</file>